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paragraph-rsid="0009e1fe"/>
    </style:style>
    <style:style style:name="P4" style:family="paragraph" style:parent-style-name="Standard">
      <style:paragraph-properties fo:line-height="150%"/>
      <style:text-properties officeooo:paragraph-rsid="000e2007"/>
    </style:style>
    <style:style style:name="P5" style:family="paragraph" style:parent-style-name="Standard">
      <style:paragraph-properties fo:line-height="150%"/>
      <style:text-properties officeooo:rsid="0009e1fe" officeooo:paragraph-rsid="0009e1fe"/>
    </style:style>
    <style:style style:name="P6" style:family="paragraph" style:parent-style-name="Standard">
      <style:paragraph-properties fo:line-height="150%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officeooo:paragraph-rsid="0009e1fe"/>
    </style:style>
    <style:style style:name="P8" style:family="paragraph" style:parent-style-name="Standard" style:master-page-name="Standard">
      <style:paragraph-properties style:page-number="auto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3pt" fo:font-weight="normal" officeooo:rsid="000cea29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0ddc4b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0e2007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ba516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0ddc4b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1ba516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style:font-name="Liberation Serif" fo:font-size="13pt" fo:letter-spacing="normal" fo:font-style="normal" fo:font-weight="normal" officeooo:rsid="0009e1fe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style:font-name="Liberation Serif" fo:font-size="13pt" fo:letter-spacing="normal" fo:font-style="normal" fo:font-weight="normal" officeooo:rsid="000cea29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style:font-name="Liberation Serif" fo:font-size="13pt" fo:letter-spacing="normal" fo:font-style="normal" fo:font-weight="bold" officeooo:rsid="0009e1fe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000000" style:font-name="Liberation Serif" fo:font-size="13pt" fo:letter-spacing="normal" fo:font-style="normal" fo:font-weight="bold" officeooo:rsid="000e2007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00" style:font-name="Liberation Serif" fo:font-size="13pt" fo:letter-spacing="normal" fo:font-style="normal" fo:font-weight="bold" officeooo:rsid="001733b7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000000" style:font-name="Liberation Serif" fo:font-size="13pt" fo:letter-spacing="normal" fo:font-style="normal" fo:font-weight="bold" officeooo:rsid="0018fa61" style:font-size-asian="13pt" style:font-weight-asian="bold" style:font-size-complex="13pt" style:font-weight-complex="bold"/>
    </style:style>
    <style:style style:name="T17" style:family="text">
      <style:text-properties style:font-name="Liberation Serif" fo:font-size="13pt" style:font-size-asian="13pt" style:font-size-complex="13pt"/>
    </style:style>
    <style:style style:name="T18" style:family="text">
      <style:text-properties style:font-name="Liberation Serif" fo:font-size="13pt" officeooo:rsid="00104667" style:font-size-asian="13pt" style:font-size-complex="13pt"/>
    </style:style>
    <style:style style:name="T19" style:family="text">
      <style:text-properties style:font-name="Liberation Serif" fo:font-size="13pt" officeooo:rsid="0015903c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lient Server Implementation using java socket : </text:p>
      <text:p text:style-name="P1"/>
      <text:p text:style-name="P6"/>
      <text:p text:style-name="P2"><text:span text:style-name="T2">1</text:span><text:span text:style-name="T1">. create </text:span><text:span text:style-name="T8">Quote</text:span><text:span text:style-name="T6">Client.java</text:span><text:span text:style-name="T1"> .</text:span></text:p>
      <text:p text:style-name="P4"><text:span text:style-name="T2">2</text:span><text:span text:style-name="T1">. create </text:span><text:span text:style-name="T8">Quote</text:span><text:span text:style-name="T6">Server.java</text:span><text:span text:style-name="T1"> </text:span><text:span text:style-name="T4">&amp; <text:s/></text:span><text:span text:style-name="T14">Quotes.txt</text:span></text:p>
      <text:p text:style-name="P5"><text:span text:style-name="T2">3</text:span><text:span text:style-name="T1">. compile both files using </text:span><text:span text:style-name="T6">javac *.java </text:span><text:span text:style-name="T2">, </text:span><text:span text:style-name="T3">it will generate </text:span><text:span text:style-name="T7">.class</text:span><text:span text:style-name="T3"> files</text:span></text:p>
      <text:p text:style-name="P3"><text:span text:style-name="T2">4</text:span><text:span text:style-name="T1">. </text:span><text:span text:style-name="T9">Open two </text:span><text:span text:style-name="T10">terminal windows </text:span><text:span text:style-name="T9">one for Server and another for Client.</text:span></text:p>
      <text:p text:style-name="P3"><text:span text:style-name="T11">5</text:span><text:span text:style-name="T10">.Run the server first in one terminal window using </text:span><text:span text:style-name="T13">java </text:span><text:span text:style-name="T15">Quote</text:span><text:span text:style-name="T13">Server Quotes.txt </text:span><text:span text:style-name="T16">2525</text:span></text:p>
      <text:p text:style-name="P3"><text:span text:style-name="T11">6</text:span><text:span text:style-name="T12">.</text:span><text:span text:style-name="T10">Run the client in another windows using </text:span><text:span text:style-name="T13">java </text:span><text:span text:style-name="T15">Quote</text:span><text:span text:style-name="T13">Client localhost </text:span><text:span text:style-name="T16">2525</text:span></text:p>
      <text:p text:style-name="P7"><text:span text:style-name="T18">b</text:span><text:span text:style-name="T17">oth the client and server are running in an infinite loop </text:span><text:span text:style-name="T19">client will show </text:span><text:span text:style-name="T17">, so you have to press Ctrl + C to termin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2:31:29</meta:creation-date>
    <dc:language>en-IN</dc:language>
    <dc:date>2019-01-16T20:02:27.026694220</dc:date>
    <meta:editing-cycles>13</meta:editing-cycles>
    <meta:editing-duration>PT30M6S</meta:editing-duration>
    <meta:generator>LibreOffice/6.0.7.3$Linux_X86_64 LibreOffice_project/00m0$Build-3</meta:generator>
    <meta:document-statistic meta:table-count="0" meta:image-count="0" meta:object-count="0" meta:page-count="1" meta:paragraph-count="8" meta:word-count="90" meta:character-count="533" meta:non-whitespace-character-count="449"/>
  </office:meta>
</office:document-meta>
</file>